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efd4" draw:fill="solid" draw:fill-color="#8bc34a" draw:textarea-horizontal-align="justify" draw:textarea-vertical-align="middle" draw:auto-grow-height="false" fo:min-height="6.354cm" fo:min-width="7.988cm" draw:shadow="hidden"/>
    </style:style>
    <style:style style:name="gr2" style:family="graphic" style:parent-style-name="standard">
      <style:graphic-properties svg:stroke-color="#e0efd4" draw:fill-color="#8bc34a" draw:textarea-horizontal-align="justify" draw:textarea-vertical-align="middle" draw:auto-grow-height="false" fo:min-height="4.998cm" fo:min-width="3.568cm"/>
    </style:style>
    <style:style style:name="gr3" style:family="graphic" style:parent-style-name="standard">
      <style:graphic-properties svg:stroke-color="#e0efd4" draw:fill-color="#8bc34a" draw:textarea-vertical-align="middle" draw:auto-grow-height="false" fo:min-height="1.828cm" fo:min-width="0.252cm"/>
    </style:style>
    <style:style style:name="gr4" style:family="graphic" style:parent-style-name="standard">
      <style:graphic-properties svg:stroke-color="#8bc34a" draw:marker-end="Arrow" draw:textarea-vertical-align="middle"/>
    </style:style>
    <style:style style:name="P1" style:family="paragraph">
      <style:paragraph-properties fo:text-align="center"/>
      <style:text-properties fo:color="#fffbcc" fo:font-size="32pt" style:font-size-asian="32pt" style:font-size-complex="32pt"/>
    </style:style>
    <style:style style:name="P2" style:family="paragraph">
      <loext:graphic-properties draw:fill="solid" draw:fill-color="#8bc34a"/>
      <style:paragraph-properties fo:text-align="center"/>
      <style:text-properties fo:color="#fffbcc" fo:font-size="32pt" style:font-size-asian="32pt" style:font-size-complex="32pt"/>
    </style:style>
    <style:style style:name="P3" style:family="paragraph">
      <style:paragraph-properties fo:text-align="center"/>
      <style:text-properties fo:color="#fffbcc" fo:font-size="24pt" style:font-size-asian="24pt" style:font-size-complex="24pt"/>
    </style:style>
    <style:style style:name="P4" style:family="paragraph">
      <loext:graphic-properties draw:fill-color="#8bc34a"/>
      <style:paragraph-properties fo:text-align="center"/>
      <style:text-properties fo:color="#fffbcc" fo:font-size="24pt" style:font-size-asian="24pt" style:font-size-complex="24pt"/>
    </style:style>
    <style:style style:name="P5" style:family="paragraph">
      <loext:graphic-properties draw:fill-color="#8bc34a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fffbc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488cm" svg:height="6.604cm" svg:x="10.67cm" svg:y="7.223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424cm" svg:height="6.604cm" svg:x="1cm" svg:y="7.223cm">
          <text:p text:style-name="P3"><text:span text:style-name="T1">Config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5" xml:id="id3" draw:id="id3" draw:layer="layout" svg:width="3.065cm" svg:height="6.604cm" svg:x="23.875cm" svg:y="7.2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4" draw:text-style-name="P6" draw:layer="layout" svg:x1="6.424cm" svg:y1="10.525cm" svg:x2="10.67cm" svg:y2="10.525cm" draw:start-shape="id1" draw:start-glue-point="1" draw:end-shape="id2" draw:end-glue-point="3" svg:d="M6424 10525h4246" svg:viewBox="0 0 4247 1">
          <text:p/>
        </draw:connector>
        <draw:connector draw:style-name="gr4" draw:text-style-name="P6" draw:layer="layout" svg:x1="19.158cm" svg:y1="10.525cm" svg:x2="23.875cm" svg:y2="10.525cm" draw:start-shape="id2" draw:start-glue-point="1" draw:end-shape="id3" draw:end-glue-point="3" svg:d="M19158 10525h4717" svg:viewBox="0 0 471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0:13:34.545784083</meta:creation-date>
    <dc:date>2019-03-25T10:58:48.892886844</dc:date>
    <meta:editing-duration>PT3M59S</meta:editing-duration>
    <meta:editing-cycles>2</meta:editing-cycles>
    <meta:generator>LibreOffice/6.0.7.3$Linux_X86_64 LibreOffice_project/00m0$Build-3</meta:generator>
    <meta:document-statistic meta:object-count="5"/>
  </office:meta>
</office:document-meta>
</file>